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b748" officeooo:paragraph-rsid="0008b74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748" officeooo:paragraph-rsid="0008b74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748" officeooo:paragraph-rsid="00099a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9ac9" officeooo:paragraph-rsid="00099ac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3aab" officeooo:paragraph-rsid="000b3aa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978e" officeooo:paragraph-rsid="000e97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6f4a" officeooo:paragraph-rsid="00126f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32f3" officeooo:paragraph-rsid="001632f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f6a" officeooo:paragraph-rsid="0019bf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1c0" officeooo:paragraph-rsid="001da1c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d650" officeooo:paragraph-rsid="001ed65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847e" officeooo:paragraph-rsid="0020847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847e" officeooo:paragraph-rsid="002452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e365" officeooo:paragraph-rsid="0022e36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52d1" officeooo:paragraph-rsid="002452d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7d76" officeooo:paragraph-rsid="00267d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f162" officeooo:paragraph-rsid="002e293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6dfb" officeooo:paragraph-rsid="00316df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6dfb" officeooo:paragraph-rsid="003da2c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7522" officeooo:paragraph-rsid="0036752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b56a" officeooo:paragraph-rsid="003bb5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a2c4" officeooo:paragraph-rsid="003da2c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deb2" officeooo:paragraph-rsid="003f2eb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2eb6" officeooo:paragraph-rsid="003f2eb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4af7" officeooo:paragraph-rsid="003f4af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bc06" officeooo:paragraph-rsid="0040bc0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4bed" officeooo:paragraph-rsid="00434be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fe7b" officeooo:paragraph-rsid="0044fe7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85e3" officeooo:paragraph-rsid="004585e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b370" officeooo:paragraph-rsid="004bb37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422e" officeooo:paragraph-rsid="004c422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937a" officeooo:paragraph-rsid="004c937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e2e6c" officeooo:paragraph-rsid="004e2e6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f823" officeooo:paragraph-rsid="004ff82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1fbb4" officeooo:paragraph-rsid="0051fbb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56574" officeooo:paragraph-rsid="0055657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7194" officeooo:paragraph-rsid="0058719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a97c" officeooo:paragraph-rsid="0059a97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77c0" officeooo:paragraph-rsid="005b77c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c2bc" officeooo:paragraph-rsid="006ac2b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be1a" officeooo:paragraph-rsid="0065be1a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65be1a" officeooo:paragraph-rsid="0065be1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ccf7" officeooo:paragraph-rsid="007fccf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fff11" officeooo:paragraph-rsid="007fff1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3f01a" officeooo:paragraph-rsid="0083f0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403da" officeooo:paragraph-rsid="008403d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7f792" officeooo:paragraph-rsid="0087f79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91ca6" officeooo:paragraph-rsid="00891ca6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1038" officeooo:paragraph-rsid="008b103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b2ac8" officeooo:paragraph-rsid="008b2ac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f1428" officeooo:paragraph-rsid="008f142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2098c" officeooo:paragraph-rsid="0092098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cb99d" officeooo:paragraph-rsid="009cb99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cb99d" officeooo:paragraph-rsid="00a03109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3a0f7" officeooo:paragraph-rsid="00a3a0f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ad8a" officeooo:paragraph-rsid="00a4ad8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5a4b2" officeooo:paragraph-rsid="00a5a4b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61854" officeooo:paragraph-rsid="00a6185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74c24" officeooo:paragraph-rsid="00a74c2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c024" officeooo:paragraph-rsid="00a9c02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b3512" officeooo:paragraph-rsid="00ab351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f2eb6" officeooo:paragraph-rsid="003f2eb6" style:font-size-asian="10.5pt" style:font-weight-asian="bold" style:font-size-complex="12pt" style:font-weight-complex="bold"/>
    </style:style>
    <style:style style:name="P63" style:family="paragraph" style:parent-style-name="Text_20_body">
      <style:text-properties officeooo:rsid="007d0f87" officeooo:paragraph-rsid="007d0f87"/>
    </style:style>
    <style:style style:name="P64" style:family="paragraph" style:parent-style-name="Text_20_body">
      <style:text-properties officeooo:rsid="0080a1d7" officeooo:paragraph-rsid="0080a1d7"/>
    </style:style>
    <style:style style:name="P6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style:text-underline-style="none" fo:font-weight="normal" officeooo:rsid="0092098c" officeooo:paragraph-rsid="0092098c" fo:background-color="#1f1f1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b3512" officeooo:paragraph-rsid="00ab351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092d" officeooo:paragraph-rsid="00ac092d" style:font-size-asian="10.5pt" style:font-weight-asian="normal" style:font-size-complex="12pt" style:font-weight-complex="normal"/>
    </style:style>
    <style:style style:name="P69" style:family="paragraph" style:parent-style-name="Text_20_body" style:list-style-name="L1">
      <style:paragraph-properties fo:margin-top="0cm" fo:margin-bottom="0cm" style:contextual-spacing="false"/>
    </style:style>
    <style:style style:name="P70" style:family="paragraph" style:parent-style-name="Text_20_body" style:list-style-name="L2"/>
    <style:style style:name="T1" style:family="text">
      <style:text-properties officeooo:rsid="00099ac9"/>
    </style:style>
    <style:style style:name="T2" style:family="text">
      <style:text-properties officeooo:rsid="000c881c"/>
    </style:style>
    <style:style style:name="T3" style:family="text">
      <style:text-properties officeooo:rsid="000e978e"/>
    </style:style>
    <style:style style:name="T4" style:family="text">
      <style:text-properties officeooo:rsid="0014bdf9"/>
    </style:style>
    <style:style style:name="T5" style:family="text">
      <style:text-properties officeooo:rsid="001a2697"/>
    </style:style>
    <style:style style:name="T6" style:family="text">
      <style:text-properties officeooo:rsid="001ab1e1"/>
    </style:style>
    <style:style style:name="T7" style:family="text">
      <style:text-properties officeooo:rsid="001bad90"/>
    </style:style>
    <style:style style:name="T8" style:family="text">
      <style:text-properties officeooo:rsid="0025954e"/>
    </style:style>
    <style:style style:name="T9" style:family="text">
      <style:text-properties officeooo:rsid="003bb56a"/>
    </style:style>
    <style:style style:name="T10" style:family="text">
      <style:text-properties officeooo:rsid="003d9b26"/>
    </style:style>
    <style:style style:name="T11" style:family="text">
      <style:text-properties officeooo:rsid="003f4af7"/>
    </style:style>
    <style:style style:name="T12" style:family="text">
      <style:text-properties officeooo:rsid="0040bc06"/>
    </style:style>
    <style:style style:name="T13" style:family="text">
      <style:text-properties officeooo:rsid="004ff823"/>
    </style:style>
    <style:style style:name="T14" style:family="text">
      <style:text-properties style:font-name="sans-serif"/>
    </style:style>
    <style:style style:name="T15" style:family="text">
      <style:text-properties officeooo:rsid="0053caaa"/>
    </style:style>
    <style:style style:name="T16" style:family="text">
      <style:text-properties officeooo:rsid="005b77c0"/>
    </style:style>
    <style:style style:name="T17" style:family="text">
      <style:text-properties officeooo:rsid="0068bc8f"/>
    </style:style>
    <style:style style:name="T18" style:family="text">
      <style:text-properties officeooo:rsid="006b7ee3"/>
    </style:style>
    <style:style style:name="T19" style:family="text">
      <style:text-properties officeooo:rsid="0070cf61"/>
    </style:style>
    <style:style style:name="T20" style:family="text">
      <style:text-properties officeooo:rsid="007927c0"/>
    </style:style>
    <style:style style:name="T21" style:family="text">
      <style:text-properties officeooo:rsid="007df2ba"/>
    </style:style>
    <style:style style:name="T22" style:family="text">
      <style:text-properties officeooo:rsid="008bd1b6"/>
    </style:style>
    <style:style style:name="T23" style:family="text">
      <style:text-properties fo:color="#d7ba7d" loext:opacity="100%"/>
    </style:style>
    <style:style style:name="T24" style:family="text">
      <style:text-properties fo:color="#9cdcfe" loext:opacity="100%"/>
    </style:style>
    <style:style style:name="T25" style:family="text">
      <style:text-properties fo:color="#ce9178" loext:opacity="100%"/>
    </style:style>
    <style:style style:name="T26" style:family="text">
      <style:text-properties fo:color="#b5cea8" loext:opacity="100%"/>
    </style:style>
    <style:style style:name="T27" style:family="text">
      <style:text-properties officeooo:rsid="009de831"/>
    </style:style>
    <style:style style:name="T28" style:family="text">
      <style:text-properties officeooo:rsid="00a5a4b2"/>
    </style:style>
    <style:style style:name="T29" style:family="text">
      <style:text-properties officeooo:rsid="00a7cc68"/>
    </style:style>
    <style:style style:name="T30" style:family="text">
      <style:text-properties officeooo:rsid="00a86c1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</text:p>
      <text:p text:style-name="P1"/>
      <text:p text:style-name="P2">mesure de la qualité d’une image : luminosité (brightness), contraste, <text:s/>résolution, taux d’acuité visuelle (netteté)</text:p>
      <text:p text:style-name="P2"/>
      <text:p text:style-name="P2">Luminosité : <text:span text:style-name="T1">moyenne</text:span> de la matrice <text:s/><text:span text:style-name="T1">de luminance </text:span>de pixel, on peut convertir l’image en niveau de gris d’abord <text:span text:style-name="T1">pour simplifier les calculs et enlever le biais lié à la couleur</text:span></text:p>
      <text:p text:style-name="P2"/>
      <text:p text:style-name="P3"><text:span text:style-name="T1">Contraste</text:span> : <text:span text:style-name="T1">écart-type</text:span> de la matrice <text:s/><text:span text:style-name="T1">de luminance </text:span>de pixel, on peut convertir l’image en niveau de gris d’abord <text:span text:style-name="T1">pour simplifier les calculs et enlever le biais lié à la couleur</text:span></text:p>
      <text:p text:style-name="P3"/>
      <text:p text:style-name="P4">Netteté : variance du laplacien de l’image (éventuellement grisé), <text:span text:style-name="T3">v élevée = image nette avec détails ou image bruitée, v basse = image floue ou peu de bruits,</text:span></text:p>
      <text:p text:style-name="P6">Solution → Filtrage gaussien avant de calculer la variance</text:p>
      <text:p text:style-name="P4"/>
      <text:p text:style-name="P5">Calcul de la luminance d’un pixel : L= 0,299R +0,587G +0,114B </text:p>
      <text:p text:style-name="P5"><text:s text:c="52"/><text:span text:style-name="T8">ou</text:span> <text:span text:style-name="T2">L= 0,2126R + 0,7152G +0,0722B</text:span></text:p>
      <text:p text:style-name="P5"/>
      <text:p text:style-name="P7">Image Super-Resolution : <text:a xlink:type="simple" xlink:href="https://paperswithcode.com/task/image-super-resolution" text:style-name="Internet_20_link" text:visited-style-name="Visited_20_Internet_20_Link">https://paperswithcode.com/task/image-super-resolution</text:a></text:p>
      <text:p text:style-name="P7">https://github.com/idealo/image-super-resolution?tab=readme-ov-file#installation</text:p>
      <text:p text:style-name="P7">→ peut servir à augmenter /conserver la netteté d’une image notamment lors d’un zoom</text:p>
      <text:p text:style-name="P7"/>
      <text:p text:style-name="P7"><text:a xlink:type="simple" xlink:href="https://medium.com/image-processing-with-python/image-enhancement-with-python-d3040a39e394" text:style-name="Internet_20_link" text:visited-style-name="Visited_20_Internet_20_Link">https://medium.com/image-processing-with-python/image-enhancement-with-python-d3040a39e394</text:a></text:p>
      <text:p text:style-name="P7">→ <text:span text:style-name="T4">article listant plusieurs opérations de traitement d’image </text:span></text:p>
      <text:p text:style-name="P7"/>
      <text:p text:style-name="P8">Contraste : Contrast stretching, Egalisation adaptative d’histogramme <text:span text:style-name="T5">(adaptative &gt; simple)</text:span></text:p>
      <text:p text:style-name="P8"/>
      <text:p text:style-name="P8">Débruitage : Gaussian smoothing, median filtering, bilateral filtering, PCA, </text:p>
      <text:p text:style-name="P8"/>
      <text:p text:style-name="P9">Netteté : filtre passe-haut, edge detection (Sobel , Canny) + image blending</text:p>
      <text:p text:style-name="P9"><text:span text:style-name="T6">Enlever le fond + changer le contraste avec cv2.CLAHE → </text:span><text:span text:style-name="T7">marche plutôt bien</text:span><text:span text:style-name="T6"> </text:span></text:p>
      <text:p text:style-name="P9"/>
      <text:p text:style-name="P10">DIV2K dataset → dataset d’entraînement pour les modèles d’IA améliorant la résolution des images lors de zoom X2, X3 ou X4 </text:p>
      <text:p text:style-name="P9"/>
      <text:p text:style-name="P16">FFHQ et CelebA-HQ → dataset d’entraînement contenant que des visages (plusieurs dizaine de milliers)</text:p>
      <text:p text:style-name="P16"/>
      <text:p text:style-name="P11">BSD100, Set15, Set14 → dataset de test pour évaluer <text:s/>les modèles susmentionnées</text:p>
      <text:p text:style-name="P11"/>
      <text:p text:style-name="P12">Liste de modèles de super-résolution : EDSR, RCAN, SRCNN</text:p>
      <text:p text:style-name="P12"/>
      <text:p text:style-name="P14">Modèle EDSR-Tensorflow : <text:a xlink:type="simple" xlink:href="https://github.com/jmiller656/EDSR-Tensorflow" text:style-name="Internet_20_link" text:visited-style-name="Visited_20_Internet_20_Link">https://github.com/jmiller656/EDSR-Tensorflow</text:a></text:p>
      <text:p text:style-name="P14"/>
      <text:p text:style-name="P15">Site listant des datasets d’entraînement pour ISR : <text:a xlink:type="simple" xlink:href="https://openmmlab.medium.com/awesome-datasets-for-super-resolution-introduction-and-pre-processing-55f8501f8b18" text:style-name="Internet_20_link" text:visited-style-name="Visited_20_Internet_20_Link">https://openmmlab.medium.com/awesome-datasets-for-super-resolution-introduction-and-pre-processing-55f8501f8b18</text:a></text:p>
      <text:p text:style-name="P13"/>
      <text:p text:style-name="P17">Est-ce que passer une image en niveau de gris altère la qualité de la reconnaissance ?</text:p>
      <text:p text:style-name="P17"/>
      <text:p text:style-name="P17"/>
      <text:p text:style-name="P18">Image Quality Assessment → FaceQnet basé sur un CNN, problème de désérialisation <text:span text:style-name="T21">(réglé)</text:span></text:p>
      <text:p text:style-name="P18"><text:soft-page-break/></text:p>
      <text:p text:style-name="P20">FaceQnet → is based on a ResNet-50 architecture and on FaceNet (a preexisting model)</text:p>
      <text:p text:style-name="P20"/>
      <text:p text:style-name="P22">github pour régler le problème avec le .h5 →https://github.com/rcmalli/keras-vggface/issues/97 </text:p>
      <text:p text:style-name="P22">keras et tensorflow en v2.12.0</text:p>
      <text:p text:style-name="P19"/>
      <text:p text:style-name="P18">.<text:span text:style-name="T9">venv → main project</text:span></text:p>
      <text:p text:style-name="P21"><text:span text:style-name="T10">test_</text:span>venv → test</text:p>
      <text:p text:style-name="P21"/>
      <text:p text:style-name="P27">OpenCV → BGR</text:p>
      <text:p text:style-name="P27">Image → RGB</text:p>
      <text:p text:style-name="P18"/>
      <text:p text:style-name="P18"/>
      <text:p text:style-name="P62">Liste d’opérations automatiques :</text:p>
      <text:p text:style-name="P23"/>
      <text:p text:style-name="P24"><text:span text:style-name="T12">E</text:span>nlever le fond</text:p>
      <text:p text:style-name="P24">CLAHE gris</text:p>
      <text:p text:style-name="P24">CLAHE couleur <text:span text:style-name="T11">RGB</text:span></text:p>
      <text:p text:style-name="P25">CLAHE Y (YUV)</text:p>
      <text:p text:style-name="P24">Contrast Stretching</text:p>
      <text:p text:style-name="P24">Débruitage gaussien</text:p>
      <text:p text:style-name="P26">Correction Gamma automatique</text:p>
      <text:p text:style-name="P29">Simple Histogram Equalization</text:p>
      <text:p text:style-name="P26"/>
      <text:p text:style-name="P28">Liste de bools : background, luminosité, zoom auto visage, </text:p>
      <text:p text:style-name="P24"/>
      <text:p text:style-name="P24"/>
      <text:p text:style-name="P30">Image<text:span text:style-name="T13">s</text:span> générées :</text:p>
      <text:p text:style-name="P30">1 à <text:span text:style-name="T18">7</text:span> → ajustement gamma croissant</text:p>
      <text:p text:style-name="P31"><text:span text:style-name="T18">8</text:span>→ clahe gray</text:p>
      <text:p text:style-name="P31"><text:span text:style-name="T18">9</text:span>→ clahe y</text:p>
      <text:p text:style-name="P32">1<text:span text:style-name="T18">0</text:span>→ Simple Histogram Equalization</text:p>
      <text:p text:style-name="P33">1<text:span text:style-name="T18">1</text:span>→ Contrast Stretching</text:p>
      <text:p text:style-name="P40">1<text:span text:style-name="T18">2</text:span>→ Retinex SSR</text:p>
      <text:p text:style-name="P40">1<text:span text:style-name="T18">3</text:span>→ Retinex MSR</text:p>
      <text:p text:style-name="P33"/>
      <text:p text:style-name="P33"/>
      <text:p text:style-name="P34">Image deblurring via Extreme Channel Prior → <text:a xlink:type="simple" xlink:href="https://openaccess.thecvf.com/content_cvpr_2017/papers/Yan_Image_Deblurring_via_CVPR_2017_paper.pdf" text:style-name="Internet_20_link" text:visited-style-name="Visited_20_Internet_20_Link"><text:span text:style-name="T14">https://openaccess.thecvf.com/content_cvpr_2017/papers/Yan_Image_Deblurring_via_CVPR_2017_paper.pdf</text:span></text:a></text:p>
      <text:p text:style-name="P34"/>
      <text:p text:style-name="P35">Modèle pour enlever les lunettes de vue (framework PyTorch)→<text:span text:style-name="T15">lien bloquée pour charger le modèle pré-entraîné</text:span></text:p>
      <text:p text:style-name="P35">https://openaccess.thecvf.com/content/CVPR2022/papers/Lyu_Portrait_Eyeglasses_and_Shadow_Removal_by_Leveraging_3D_Synthetic_Data_CVPR_2022_paper.pdf</text:p>
      <text:p text:style-name="P34"/>
      <text:p text:style-name="P30"/>
      <text:p text:style-name="P36">A faire : enlever lunettes, effet fisheye</text:p>
      <text:p text:style-name="P36"/>
      <text:p text:style-name="P37">Papier pour defisheye avec code → <text:a xlink:type="simple" xlink:href="https://paperswithcode.com/paper/joint-demosaicking-rectification-of-fisheye" text:style-name="Internet_20_link" text:visited-style-name="Visited_20_Internet_20_Link">https://paperswithcode.com/paper/joint-demosaicking-rectification-of-fisheye</text:a></text:p>
      <text:p text:style-name="P37"><text:soft-page-break/></text:p>
      <text:p text:style-name="P24"><text:a xlink:type="simple" xlink:href="https://pastebin.com/gZ323WcF" text:style-name="Internet_20_link" text:visited-style-name="Visited_20_Internet_20_Link">https://pastebin.com/gZ323WcF</text:a></text:p>
      <text:p text:style-name="P24"/>
      <text:p text:style-name="P24"/>
      <text:p text:style-name="P38">PDV : X = matrice d’entraînement→ nombre de lignes = nombre de réalisation, nombre de colonne = nombre de points considérés. Ajout d’une constante ?</text:p>
      <text:p text:style-name="P38"/>
      <text:p text:style-name="P38">Il y a n réalisations avec p points (ou p-1 points si il y a une constante)</text:p>
      <text:p text:style-name="P38"/>
      <text:p text:style-name="P38">X est de taille(n, p+1) → cas avec la constante</text:p>
      <text:p text:style-name="P38"/>
      <text:p text:style-name="P38">le kernel B est de taille p+1 mais on ne travaillera que sur le kernel sans la constante</text:p>
      <text:p text:style-name="P38"/>
      <text:p text:style-name="P38">liste des fonctions : estimateur linéaire MCO, <text:span text:style-name="T16">Matrice Omega, fonction de lissage de paramètre lambda, calcul du mse, calcul de la formule *, </text:span></text:p>
      <text:p text:style-name="P38"/>
      <text:p text:style-name="P39">pas h=1/p</text:p>
      <text:p text:style-name="P39"/>
      <text:p text:style-name="P39"><text:a xlink:type="simple" xlink:href="https://huggingface.co/datasets/La-matrice/french_temperatures_420M" text:style-name="Internet_20_link" text:visited-style-name="Visited_20_Internet_20_Link">https://huggingface.co/datasets/La-matrice/french_temperatures_420M</text:a></text:p>
      <text:p text:style-name="P39"/>
      <text:p text:style-name="P39"/>
      <text:p text:style-name="P41">arcface, magface, face quality assessment, <text:span text:style-name="T17">cr-fiqa comme métrique de qualité, </text:span><text:span text:style-name="T19">particle swarm optimization, </text:span></text:p>
      <text:p text:style-name="P41"/>
      <text:p text:style-name="P41"><text:a xlink:type="simple" xlink:href="https://github.com/fdbtrs/CR-FIQA" text:style-name="Internet_20_link" text:visited-style-name="Visited_20_Internet_20_Link">https://github.com/fdbtrs/CR-FIQA</text:a> → <text:span text:style-name="T20">modèle pré-entraîné sur google drive qui est un site bloqué <text:s/></text:span></text:p>
      <text:p text:style-name="P41"/>
      <text:p text:style-name="P42"><text:span text:style-name="Strong_20_Emphasis">mxnet 1.9.1</text:span> : nécessite généralement numpy &gt;=1.17.0, ce qui est compatible avec numpy v1.19.</text:p>
      <text:list xml:id="list1953680696" text:style-name="L1">
        <text:list-item>
          <text:p text:style-name="P69"><text:span text:style-name="Strong_20_Emphasis">scikit-learn 1.5.0</text:span> : nécessite numpy &gt;=1.17.3, ce qui est compatible avec numpy v1.19.</text:p>
        </text:list-item>
      </text:list>
      <text:list xml:id="list4138837792" text:style-name="L2">
        <text:list-item>
          <text:p text:style-name="P70"><text:span text:style-name="Strong_20_Emphasis">scipy 1.14.0</text:span> : nécessite numpy &gt;=1.20.2, ce qui n'est pas compatible avec numpy v1.19.</text:p>
        </text:list-item>
      </text:list>
      <text:p text:style-name="Text_20_body"/>
      <text:p text:style-name="P63">SER-FIQ → <text:a xlink:type="simple" xlink:href="https://github.com/pterhoer/FaceImageQuality/tree/master" text:style-name="Internet_20_link" text:visited-style-name="Visited_20_Internet_20_Link">https://github.com/pterhoer/FaceImageQuality/tree/master</text:a></text:p>
      <text:p text:style-name="P64">Correction gamma adaptative ? → <text:a xlink:type="simple" xlink:href="https://jivp-eurasipjournals.springeropen.com/articles/10.1186/s13640-016-0138-1" text:style-name="Internet_20_link" text:visited-style-name="Visited_20_Internet_20_Link">https://jivp-eurasipjournals.springeropen.com/articles/10.1186/s13640-016-0138-1</text:a></text:p>
      <text:p text:style-name="P64"/>
      <text:p text:style-name="P43">Mesure de la netteté → <text:s/>par variance du laplacien, peu de différence entre lire l’image en gris ou en couleur </text:p>
      <text:p text:style-name="P43"/>
      <text:p text:style-name="P44">Mesure du bruit → on débruite l’image et on compare les deux images, peu de différences entre les images lues en gris ou en couleur, résultats plutôt cohérents mais ont-ils un sens vu qu’on applique l’opération de débruitage avant, plusieurs opérations de débruitage possible donc potentiellement plusieurs mesures différentes, sont-elles équivalentes ?</text:p>
      <text:p text:style-name="P44"/>
      <text:p text:style-name="P44">Mesure de la saturation → lecture de l’image en HSV puis on regarde la moyenne, la médiane et l’écart-type de la matrice du canal S, des résultats aberrants car 3 images surexposées (et donc saturées) donne comme triplet de mesure (0,0,0)</text:p>
      <text:p text:style-name="P44"/>
      <text:p text:style-name="P45">Article mesure de netteté avec des ondelettes → <text:a xlink:type="simple" xlink:href="https://citeseerx.ist.psu.edu/document?repid=rep1&amp;type=pdf&amp;doi=32757b804d2235f72bcf6f45db8281e05f376791" text:style-name="Internet_20_link" text:visited-style-name="Visited_20_Internet_20_Link">https://citeseerx.ist.psu.edu/document?repid=rep1&amp;type=pdf&amp;doi=32757b804d2235f72bcf6f45db8281e05f376791</text:a></text:p>
      <text:p text:style-name="P46"><text:soft-page-break/>API Cognitech ?</text:p>
      <text:p text:style-name="P45"/>
      <text:p text:style-name="P45"/>
      <text:p text:style-name="P47">Thèse sur la reconnaissance faciale → <text:a xlink:type="simple" xlink:href="https://www.biblio.univ-evry.fr/theses/2008/2008EVRY0032.pdf" text:style-name="Internet_20_link" text:visited-style-name="Visited_20_Internet_20_Link">https://www.biblio.univ-evry.fr/theses/2008/2008EVRY0032.pdf</text:a></text:p>
      <text:p text:style-name="P47"/>
      <text:p text:style-name="P48">image vectorielle vs image bitmap (pixel), est-ce que le TAJ accepte les images vectorielles (extension en .svg) ?, est-ce qu’il y a une perte d’information pour le TAJ si on vectorise les images ? </text:p>
      <text:p text:style-name="P48"/>
      <text:p text:style-name="P49">OFIQ → score de qualité d’image validé par l’<text:span text:style-name="T22">union</text:span> européenne, il faut les autorisations cfia pour mettre à jour cmake (snap install cmake --classic) </text:p>
      <text:p text:style-name="P45">https://github.com/BSI-OFIQ/OFIQ-Project/blob/main/BUILD.md</text:p>
      <text:p text:style-name="P45"/>
      <text:p text:style-name="P45"/>
      <text:p text:style-name="P50">Arbre de décision pour améliorer la luminosité → <text:a xlink:type="simple" xlink:href="https://github.com/OcraM17/TreEnhance/blob/master/README.md" text:style-name="Internet_20_link" text:visited-style-name="Visited_20_Internet_20_Link">https://github.com/OcraM17/TreEnhance/blob/master/README.md</text:a></text:p>
      <text:p text:style-name="P50"/>
      <text:p text:style-name="P50"/>
      <text:p text:style-name="P51">ATTENTION : si on lit l’image en bgr elle est bleue</text:p>
      <text:p text:style-name="P51"/>
      <text:p text:style-name="P51"/>
      <text:p text:style-name="P52">A faire : cadrage manuel, créer le radio Amélioration/Comparaison, </text:p>
      <text:p text:style-name="P52"/>
      <text:p text:style-name="P52"/>
      <text:p text:style-name="P66"><text:span text:style-name="T23">.download-btn</text:span> {</text:p>
      <text:p text:style-name="P65"><text:span text:style-name="T24">display</text:span>: <text:span text:style-name="T25">block</text:span>;</text:p>
      <text:p text:style-name="P65"><text:span text:style-name="T24">margin-top</text:span>: <text:span text:style-name="T26">10px</text:span>;</text:p>
      <text:p text:style-name="P65">}</text:p>
      <text:p text:style-name="P52"/>
      <text:p text:style-name="P17"/>
      <text:p text:style-name="P12"/>
      <text:p text:style-name="P54">Test logiciel : </text:p>
      <text:p text:style-name="P54">images qui passent pas en mode auto → 6, 12, 23, <text:span text:style-name="T27">26, 31</text:span></text:p>
      <text:p text:style-name="P53"/>
      <text:p text:style-name="P53">images lux → 9, 10, 25, <text:span text:style-name="T27">27, 32, 33</text:span></text:p>
      <text:p text:style-name="P53"/>
      <text:p text:style-name="P53"/>
      <text:p text:style-name="P55">Rapport d’aspect : new_width/old_width</text:p>
      <text:p text:style-name="P55"/>
      <text:p text:style-name="P55"/>
      <text:p text:style-name="P56">classique : 4</text:p>
      <text:p text:style-name="P56">6 → <text:span text:style-name="T28">man+fond</text:span></text:p>
      <text:p text:style-name="P56">9bis→ lux+auto</text:p>
      <text:p text:style-name="P56">11→ lux+auto</text:p>
      <text:p text:style-name="P56">12→ man + lux</text:p>
      <text:p text:style-name="P57">14 → man+lux</text:p>
      <text:p text:style-name="P57">16 → auto+lux+fond</text:p>
      <text:p text:style-name="P57">20 → man+lux</text:p>
      <text:p text:style-name="P57">21→ <text:span text:style-name="T30">auto</text:span>+lux+fond</text:p>
      <text:p text:style-name="P58">25→ auto+lux</text:p>
      <text:p text:style-name="P58">26→ man+lux</text:p>
      <text:p text:style-name="P58"><text:soft-page-break/>27→ auto+<text:span text:style-name="T29">lux</text:span></text:p>
      <text:p text:style-name="P59">29→ man+lux</text:p>
      <text:p text:style-name="P59">30→ auto+lux</text:p>
      <text:p text:style-name="P59">34→ auto+lux</text:p>
      <text:p text:style-name="P60">37→ auto+lux</text:p>
      <text:p text:style-name="P60"/>
      <text:p text:style-name="P60"/>
      <text:p text:style-name="P60">7→ auto+lux</text:p>
      <text:p text:style-name="P61">11→ auto+lux</text:p>
      <text:p text:style-name="P61">12→ auto+lux</text:p>
      <text:p text:style-name="P61">13→ auto+lux</text:p>
      <text:p text:style-name="P61"/>
      <text:p text:style-name="P68">article comparant les différents modèles de détection de visage → https://medium.com/pythons-gurus/what-is-the-best-face-detector-ab650d8c1225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09:11:14.940864265</meta:creation-date>
    <dc:date>2024-08-19T09:58:44.743364833</dc:date>
    <meta:editing-duration>P6DT13H30M5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5" meta:paragraph-count="111" meta:word-count="934" meta:character-count="6983" meta:non-whitespace-character-count="6090"/>
  </office:meta>
</office:document-meta>
</file>